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80a6" officeooo:paragraph-rsid="001880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Title"/>
      <text:p text:style-name="Title">OLAYIT SoftwareRequirements</text:p>
      <text:p text:style-name="Subtitle">Raul Vasquez, Rafael Perez, Josh Clark,</text:p>
      <text:p text:style-name="Subtitle">Stephanie Garcia, Marissa Pauly, Ryan Erd-</text:p>
      <text:p text:style-name="Subtitle">mann</text:p>
      <text:p text:style-name="Subtitle">DePaulUniversity/CSC&amp;IS39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April 7, 2016</text:p>
      <text:p text:style-name="Standard">Contents</text:p>
      <text:p text:style-name="Standard">1 Application Overview</text:p>
      <text:p text:style-name="Standard">1.1 Objectives . . . . . . . . . . . . . . . . . . . . . . . . . . . . . . . . . . . . . . . . . .3</text:p>
      <text:p text:style-name="Standard">1.2 Business Process . . . . . . . . . . . . . . . . . . . . . . . . . . . . . . . . . . . . . .4</text:p>
      <text:p text:style-name="Standard">1.3 User Roles and Responsibilities . . . . . . . . . . . . . . . . . . . . . . . . . . . . .5</text:p>
      <text:p text:style-name="Standard">1.4 Interactions with Other Systems . . . . . . . . . . . . . . . . . . . . . . . . . . . .6</text:p>
      <text:p text:style-name="Standard">1.5 Terminology . . . . . . . . . . . . . . . . . . . . . . . . . . . . . .7</text:p>
      <text:p text:style-name="Standard">2 Functional Requirements</text:p>
      <text:p text:style-name="Standard">2.1 Statement of Functionality . . . . . . . . . . . . . . . . . . . . . . . . . 9</text:p>
      <text:p text:style-name="Standard">2.1.1 Security . . . . . . . . . . . . . . . . . . . . . . . . . . . . . . . . . . . . . . 10</text:p>
      <text:p text:style-name="Standard">2.1.2 Auditing . . . . . . . . . . . . . . . . . . . . . . . . . . . . . . . . . . . . . .11</text:p>
      <text:p text:style-name="Standard">2.1.3 Administration . . . . . . . . . . . . . . . . . . . . . . . . . . . . . . . . . .12</text:p>
      <text:p text:style-name="Standard">2.1.4 Reporting . . . . . . . . . . . . . . . . . . . . . . . . . . . . . . . . . . . . . .13</text:p>
      <text:p text:style-name="Standard">2.2 Scope . . . . . . . . . . . . . . . . . . . . . . . . . . . . . . . . . . . . . . . . . . . .14</text:p>
      <text:p text:style-name="Standard">2.3 Performance . . . . . . . . . . . . . . . . . . . . . . . . . . . . . . . . . . . . . . . .15</text:p>
      <text:p text:style-name="Standard">2.4 Usability . . . . . . . . . . . . . . . . . . . . . . . . . . . . . . . . . . . . . . . . . . .16</text:p>
      <text:p text:style-name="Standard">2.5 Concurrency . . . . . . . . . . . . . . . . . . . . . . . . . . . . . . . . . . . . . . . .17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6:05:51.062749000</meta:creation-date>
    <dc:date>2016-04-07T16:12:09.661141000</dc:date>
    <meta:editing-duration>PT6M22S</meta:editing-duration>
    <meta:editing-cycles>1</meta:editing-cycles>
    <meta:generator>LibreOffice/5.1.1.3$MacOSX_X86_64 LibreOffice_project/89f508ef3ecebd2cfb8e1def0f0ba9a803b88a6d</meta:generator>
    <meta:document-statistic meta:table-count="0" meta:image-count="0" meta:object-count="0" meta:page-count="2" meta:paragraph-count="23" meta:word-count="572" meta:character-count="1508" meta:non-whitespace-character-count="959"/>
  </office:meta>
</office:document-meta>
</file>